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3c3d" officeooo:paragraph-rsid="000e3c3d" style:font-weight-asian="bold" style:font-weight-complex="bold"/>
    </style:style>
    <style:style style:name="P2" style:family="paragraph" style:parent-style-name="Standard">
      <style:text-properties officeooo:paragraph-rsid="000e3c3d"/>
    </style:style>
    <style:style style:name="P3" style:family="paragraph" style:parent-style-name="Standard">
      <style:text-properties fo:language="en" fo:country="GB" style:text-underline-style="solid" style:text-underline-width="auto" style:text-underline-color="font-color" fo:font-weight="bold" officeooo:rsid="000e3c3d" style:font-weight-asian="bold" style:font-weight-complex="bold"/>
    </style:style>
    <style:style style:name="P4" style:family="paragraph" style:parent-style-name="Standard">
      <style:text-properties fo:language="en" fo:country="GB" officeooo:rsid="000e3c3d"/>
    </style:style>
    <style:style style:name="P5" style:family="paragraph" style:parent-style-name="Standard">
      <style:text-properties fo:language="en" fo:country="GB" officeooo:rsid="000e3c3d" officeooo:paragraph-rsid="000e3c3d"/>
    </style:style>
    <style:style style:name="P6" style:family="paragraph" style:parent-style-name="Standard">
      <style:text-properties fo:language="en" fo:country="GB" officeooo:paragraph-rsid="000e3c3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0e3c3d" officeooo:paragraph-rsid="000e3c3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0fc669" officeooo:paragraph-rsid="000fc66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officeooo:rsid="00128218" officeooo:paragraph-rsid="00128218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none" fo:font-weight="normal" officeooo:rsid="000e3c3d" officeooo:paragraph-rsid="000e3c3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fc669" officeooo:paragraph-rsid="000fc66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fc669" officeooo:paragraph-rsid="0010dc6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fc669" officeooo:paragraph-rsid="0012821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6b8a3" officeooo:paragraph-rsid="0016b8a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6b8a3" officeooo:paragraph-rsid="0017ce3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paragraph-rsid="000fc669"/>
    </style:style>
    <style:style style:name="P17" style:family="paragraph" style:parent-style-name="Standard">
      <style:text-properties officeooo:paragraph-rsid="0016b8a3"/>
    </style:style>
    <style:style style:name="P18" style:family="paragraph" style:parent-style-name="Standard">
      <style:text-properties officeooo:paragraph-rsid="0017ce3b"/>
    </style:style>
    <style:style style:name="T1" style:family="text">
      <style:text-properties officeooo:rsid="000e3c3d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0e3c3d"/>
    </style:style>
    <style:style style:name="T4" style:family="text">
      <style:text-properties fo:language="en" fo:country="GB" fo:font-style="italic" style:font-style-asian="italic" style:font-style-complex="italic"/>
    </style:style>
    <style:style style:name="T5" style:family="text">
      <style:text-properties fo:language="en" fo:country="GB" fo:font-style="italic" officeooo:rsid="000e3c3d" style:font-style-asian="italic" style:font-style-complex="italic"/>
    </style:style>
    <style:style style:name="T6" style:family="text">
      <style:text-properties fo:language="en" fo:country="GB" fo:font-style="italic" officeooo:rsid="0010dc62" style:font-style-asian="italic" style:font-style-complex="italic"/>
    </style:style>
    <style:style style:name="T7" style:family="text">
      <style:text-properties fo:language="en" fo:country="GB" fo:font-style="normal" officeooo:rsid="000e3c3d" style:font-style-asian="normal" style:font-style-complex="normal"/>
    </style:style>
    <style:style style:name="T8" style:family="text">
      <style:text-properties fo:language="en" fo:country="GB" fo:font-style="normal" style:text-underline-style="none" fo:font-weight="normal" officeooo:rsid="000fc669" style:font-style-asian="normal" style:font-weight-asian="normal" style:font-style-complex="normal" style:font-weight-complex="normal"/>
    </style:style>
    <style:style style:name="T9" style:family="text">
      <style:text-properties fo:language="en" fo:country="GB" fo:font-style="normal" style:text-underline-style="none" fo:font-weight="normal" officeooo:rsid="0016b8a3" style:font-style-asian="normal" style:font-weight-asian="normal" style:font-style-complex="normal" style:font-weight-complex="normal"/>
    </style:style>
    <style:style style:name="T10" style:family="text">
      <style:text-properties fo:language="en" fo:country="GB" fo:font-style="normal" style:text-underline-style="none" fo:font-weight="normal" officeooo:rsid="0017ce3b" style:font-style-asian="normal" style:font-weight-asian="normal" style:font-style-complex="normal" style:font-weight-complex="normal"/>
    </style:style>
    <style:style style:name="T11" style:family="text">
      <style:text-properties fo:language="en" fo:country="GB" fo:font-style="normal" style:text-underline-style="none" fo:font-weight="bold" officeooo:rsid="0017ce3b" style:font-style-asian="normal" style:font-weight-asian="bold" style:font-style-complex="normal" style:font-weight-complex="bold"/>
    </style:style>
    <style:style style:name="T12" style:family="text">
      <style:text-properties fo:language="en" fo:country="GB" fo:font-style="normal" style:text-underline-style="solid" style:text-underline-width="auto" style:text-underline-color="font-color" fo:font-weight="normal" officeooo:rsid="0017ce3b" style:font-style-asian="normal" style:font-weight-asian="normal" style:font-style-complex="normal" style:font-weight-complex="normal"/>
    </style:style>
    <style:style style:name="T13" style:family="text">
      <style:text-properties fo:language="en" fo:country="GB" fo:font-weight="bold" style:font-weight-asian="bold" style:font-weight-complex="bold"/>
    </style:style>
    <style:style style:name="T14" style:family="text">
      <style:text-properties fo:language="en" fo:country="GB" fo:font-weight="bold" officeooo:rsid="0010dc62" style:font-weight-asian="bold" style:font-weight-complex="bold"/>
    </style:style>
    <style:style style:name="T15" style:family="text">
      <style:text-properties fo:language="en" fo:country="GB" officeooo:rsid="0010dc62"/>
    </style:style>
    <style:style style:name="T16" style:family="text">
      <style:text-properties fo:language="en" fo:country="GB" fo:font-weight="normal" officeooo:rsid="0010dc62" style:font-weight-asian="normal" style:font-weight-complex="normal"/>
    </style:style>
    <style:style style:name="T17" style:family="text">
      <style:text-properties fo:language="en" fo:country="GB" style:text-underline-style="none" fo:font-weight="normal" style:font-weight-asian="normal" style:font-weight-complex="normal"/>
    </style:style>
    <style:style style:name="T18" style:family="text">
      <style:text-properties fo:language="en" fo:country="GB" officeooo:rsid="0014c278"/>
    </style:style>
    <style:style style:name="T19" style:family="text">
      <style:text-properties fo:language="en" fo:country="GB" officeooo:rsid="0017ce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seudo code main</text:p>
      <text:p text:style-name="P4"/>
      <text:p text:style-name="P6"><text:span text:style-name="T1">the iteration inside the while loop happens for every cycle</text:span></text:p>
      <text:p text:style-name="P5"><text:tab/>for every cycle the empty vector of vectors is initialised</text:p>
      <text:p text:style-name="P5"><text:tab/>a default channel 0 is initialised</text:p>
      <text:p text:style-name="P2"><text:span text:style-name="T5"><text:tab/>default in the case of no need for parallel communications ?</text:span></text:p>
      <text:p text:style-name="P5"><text:tab/>for every node in the chip, a loop collects the nodes that wish to transmit</text:p>
      <text:p text:style-name="P2"><text:span text:style-name="T3"><text:tab/><text:tab/>if the nodes’ buffer isn’t empty then a couple is created: [node_id, channel_id]</text:span></text:p>
      <text:p text:style-name="P2"><text:span text:style-name="T3"><text:tab/><text:tab/></text:span><text:span text:style-name="T5">the channel is the default</text:span></text:p>
      <text:p text:style-name="P2"><text:span text:style-name="T7"><text:tab/>for every protocol, is sent the vector of couples for all transmitting nodes &amp; default channels</text:span></text:p>
      <text:p text:style-name="P2"><text:span text:style-name="T7"><text:tab/></text:span><text:span text:style-name="T5">should every node have the same channel??</text:span></text:p>
      <text:p text:style-name="P2"><text:span text:style-name="T5"/></text:p>
      <text:p text:style-name="P8"><text:span text:style-name="T3">c</text:span><text:span text:style-name="T2">hannel function</text:span></text:p>
      <text:p text:style-name="P11"><text:span text:style-name="T2"/></text:p>
      <text:p text:style-name="P11"><text:span text:style-name="T2">get the channel id associated to the node given</text:span></text:p>
      <text:p text:style-name="P11"><text:span text:style-name="T2">if the channel assigned is 0</text:span></text:p>
      <text:p text:style-name="P11"><text:span text:style-name="T2"><text:tab/>assign a random number in the list of possibles</text:span></text:p>
      <text:p text:style-name="P11"><text:span text:style-name="T2"><text:tab/></text:span><text:span text:style-name="T4">must be able to delete said channel from possibles ? Creation of a list ?</text:span></text:p>
      <text:p text:style-name="P11"><text:span text:style-name="T2">if not</text:span></text:p>
      <text:p text:style-name="P11"><text:span text:style-name="T2"><text:tab/>ok and continue</text:span></text:p>
      <text:p text:style-name="P2"><text:span text:style-name="T5"/></text:p>
      <text:p text:style-name="P1"><text:span text:style-name="T4">MAC PROTOCOLS</text:span></text:p>
      <text:p text:style-name="P1"><text:span text:style-name="T4"/></text:p>
      <text:p text:style-name="P7"><text:span text:style-name="T2">brs</text:span></text:p>
      <text:p text:style-name="P10"><text:span text:style-name="T2"/></text:p>
      <text:p text:style-name="P11"><text:span text:style-name="T2">for every channel contained in the list of possible channels (given in the global parameters)</text:span></text:p>
      <text:p text:style-name="P16"><text:span text:style-name="T8"><text:tab/>if the channel is idle</text:span></text:p>
      <text:p text:style-name="P11"><text:span text:style-name="T2"><text:tab/><text:tab/>for every node in in the vector of couples</text:span></text:p>
      <text:p text:style-name="P11"><text:span text:style-name="T2"><text:tab/><text:tab/><text:tab/>initialising a vector of Nodes which &lt;ill be fed to the protocol buffer</text:span></text:p>
      <text:p text:style-name="P11"><text:span text:style-name="T2"><text:tab/><text:tab/><text:tab/>if the channel assigned to the node is present in the list of possibles</text:span></text:p>
      <text:p text:style-name="P11"><text:span text:style-name="T2"><text:tab/><text:tab/><text:tab/><text:tab/>the packet is cast to the protocol_type packet</text:span></text:p>
      <text:p text:style-name="P11"><text:span text:style-name="T2"><text:tab/><text:tab/><text:tab/><text:tab/><text:tab/>if backoff = 0, </text:span><text:span text:style-name="T18">then </text:span><text:span text:style-name="T2">transmission</text:span></text:p>
      <text:p text:style-name="P11"><text:span text:style-name="T2"><text:tab/><text:tab/><text:tab/><text:tab/><text:tab/><text:tab/>set the channel busy</text:span></text:p>
      <text:p text:style-name="P11"><text:span text:style-name="T2"><text:tab/><text:tab/><text:tab/><text:tab/><text:tab/><text:tab/>push ids of nodes to concurrent_tx (id specific)</text:span></text:p>
      <text:p text:style-name="P11"><text:span text:style-name="T2"><text:tab/><text:tab/><text:tab/><text:tab/><text:tab/><text:tab/></text:span><text:span text:style-name="T13">channel_function</text:span></text:p>
      <text:p text:style-name="P11"><text:span text:style-name="T2"><text:tab/><text:tab/><text:tab/><text:tab/><text:tab/></text:span></text:p>
      <text:p text:style-name="P11"><text:span text:style-name="T2"><text:tab/>if the channel is busy</text:span></text:p>
      <text:p text:style-name="P11"><text:span text:style-name="T2"><text:tab/><text:tab/>for every node wanting to transmit </text:span></text:p>
      <text:p text:style-name="P11"><text:span text:style-name="T2"><text:tab/><text:tab/><text:tab/>if nodes have same channel id</text:span></text:p>
      <text:p text:style-name="P11"><text:span text:style-name="T2"><text:tab/><text:tab/><text:tab/><text:tab/>push ids to concurrent_tx (channel specific)</text:span></text:p>
      <text:p text:style-name="P11"><text:span text:style-name="T2"><text:tab/><text:tab/>if node finished transmitting</text:span></text:p>
      <text:p text:style-name="P11"><text:span text:style-name="T2"><text:tab/><text:tab/><text:tab/>delete</text:span></text:p>
      <text:p text:style-name="P11"><text:span text:style-name="T2"><text:tab/><text:tab/>get list of concurrent_tx (channel specific)</text:span></text:p>
      <text:p text:style-name="P12"><text:span text:style-name="T2"><text:tab/><text:tab/><text:tab/>the packet is cast to the protocol_type packet</text:span></text:p>
      <text:p text:style-name="P12"><text:span text:style-name="T2"><text:tab/><text:tab/><text:tab/><text:tab/>if backoff = 0 transmission</text:span></text:p>
      <text:p text:style-name="P12"><text:span text:style-name="T2"><text:tab/><text:tab/><text:tab/><text:tab/><text:tab/></text:span><text:span text:style-name="T13">channel_function</text:span></text:p>
      <text:p text:style-name="P12"><text:span text:style-name="T2"><text:tab/><text:tab/><text:tab/></text:span><text:span text:style-name="T6">normally no more collisions here ???</text:span></text:p>
      <text:p text:style-name="P12"><text:span text:style-name="T2"><text:tab/><text:tab/>set medium to idle</text:span></text:p>
      <text:p text:style-name="P12"><text:span text:style-name="T2"><text:tab/></text:span><text:span text:style-name="T15">if only one node is transmitting</text:span></text:p>
      <text:p text:style-name="P12"><text:span text:style-name="T15"><text:tab/><text:tab/></text:span><text:span text:style-name="T2">the packet is cast to the protocol_type packet</text:span></text:p>
      <text:p text:style-name="P12"><text:span text:style-name="T15"><text:tab/><text:tab/><text:tab/></text:span><text:span text:style-name="T14">channel_function</text:span></text:p>
      <text:p text:style-name="P12"><text:span text:style-name="T16"/></text:p>
      <text:p text:style-name="P12"><text:soft-page-break/><text:span text:style-name="T16"/></text:p>
      <text:p text:style-name="P9"><text:span text:style-name="T15">t</text:span><text:span text:style-name="T2">oken</text:span></text:p>
      <text:p text:style-name="P9"><text:span text:style-name="T17"/></text:p>
      <text:p text:style-name="P13"><text:span text:style-name="T2">for every channel contained in the list of possible channels (given in the global parameters)</text:span></text:p>
      <text:p text:style-name="P13"><text:span text:style-name="T2"/></text:p>
      <text:p text:style-name="P14"><text:span text:style-name="T2">while we are still transmitting</text:span></text:p>
      <text:p text:style-name="P15"><text:span text:style-name="T2"><text:tab/>the packet is cast to the protocol_type packet</text:span></text:p>
      <text:p text:style-name="P15"><text:span text:style-name="T2"><text:tab/>if the amount of packets haven't been able to be transmitted, increase the throughput</text:span></text:p>
      <text:p text:style-name="P14"><text:span text:style-name="T2"><text:tab/>if there are no cycles lefts the transmission was successful</text:span></text:p>
      <text:p text:style-name="P14"><text:span text:style-name="T2"><text:tab/><text:tab/>empty the vector of transmitting nodes, leaving only one as token holder</text:span></text:p>
      <text:p text:style-name="P14"><text:span text:style-name="T2"><text:tab/><text:tab/>set the medium to idle</text:span></text:p>
      <text:p text:style-name="P14"><text:span text:style-name="T2"><text:tab/>else, </text:span><text:span text:style-name="T4">must find a solution for possible collisision??</text:span></text:p>
      <text:p text:style-name="P14"><text:span text:style-name="T2"><text:tab/><text:tab/></text:span><text:span text:style-name="T13">channel_function</text:span></text:p>
      <text:p text:style-name="P14"><text:span text:style-name="T2">if the medium is idle</text:span></text:p>
      <text:p text:style-name="P17"><text:span text:style-name="T9"><text:tab/></text:span><text:span text:style-name="T10">look for the </text:span><text:span text:style-name="T9">token holder in the list of nodes that are ready to send (token holder</text:span><text:span text:style-name="T10">=</text:span><text:span text:style-name="T9">packet</text:span><text:span text:style-name="T10">)</text:span></text:p>
      <text:p text:style-name="P17"><text:span text:style-name="T10"><text:tab/><text:tab/>if found, token holder starts transmitting</text:span></text:p>
      <text:p text:style-name="P17"><text:span text:style-name="T10"><text:tab/><text:tab/><text:tab/>the packet is cast to the protocol_type packet</text:span></text:p>
      <text:p text:style-name="P18"><text:span text:style-name="T10"><text:tab/><text:tab/><text:tab/></text:span><text:span text:style-name="T9">if amount of packets haven't been transmitted, increase throughput</text:span></text:p>
      <text:p text:style-name="P18"><text:span text:style-name="T9"><text:tab/><text:tab/><text:tab/>if there are no cycles lefts the transmission was successful</text:span></text:p>
      <text:p text:style-name="P15"><text:span text:style-name="T2"><text:tab/><text:tab/><text:tab/><text:tab/></text:span><text:span text:style-name="T19">e</text:span><text:span text:style-name="T2">mpty vector of transmitting nodes, leaving only one as token holder</text:span></text:p>
      <text:p text:style-name="P15"><text:span text:style-name="T2"><text:tab/><text:tab/><text:tab/><text:tab/>set the medium to idle</text:span></text:p>
      <text:p text:style-name="P15"><text:span text:style-name="T2"><text:tab/><text:tab/><text:tab/>else, </text:span><text:span text:style-name="T4">must find a solution for possible collisision??</text:span></text:p>
      <text:p text:style-name="P15"><text:span text:style-name="T2"><text:tab/><text:tab/><text:tab/><text:tab/></text:span><text:span text:style-name="T13">channel_function</text:span></text:p>
      <text:p text:style-name="P17"><text:span text:style-name="T10"><text:tab/><text:tab/>if not found, the token is passed</text:span></text:p>
      <text:p text:style-name="P17"><text:span text:style-name="T10"><text:tab/><text:tab/><text:tab/>update token current n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1:52:09.135395234</meta:creation-date>
    <dc:date>2021-11-23T13:41:23.506819288</dc:date>
    <meta:editing-duration>PT28M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67" meta:word-count="471" meta:character-count="2862" meta:non-whitespace-character-count="2320"/>
  </office:meta>
</office:document-meta>
</file>